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9756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1.6453in"/>
    </style:style>
    <style:style style:name="co16" style:family="table-column">
      <style:table-column-properties fo:break-before="auto" style:column-width="2.0528in"/>
    </style:style>
    <style:style style:name="co17" style:family="table-column">
      <style:table-column-properties fo:break-before="auto" style:column-width="1.2807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table:number-columns-repeated="1636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[.M2]-[.N2])*16" office:value-type="float" office:value="432" calcext:value-type="float">
            <text:p>432</text:p>
          </table:table-cell>
          <table:table-cell table:formula="of:=[.L2]-[.O2]" office:value-type="float" office:value="-16" calcext:value-type="float">
            <text:p>-16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([.M3]-[.N3])*16" office:value-type="float" office:value="528" calcext:value-type="float">
            <text:p>528</text:p>
          </table:table-cell>
          <table:table-cell table:formula="of:=[.L3]-[.O3]" office:value-type="float" office:value="672" calcext:value-type="float">
            <text:p>672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interiors</text:p>
          </table:table-cell>
          <table:table-cell office:value-type="float" office:value="2516" calcext:value-type="float">
            <text:p>251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7:09:09.8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00:26:03.990000000</dc:date>
    <meta:editing-duration>PT22H24M54S</meta:editing-duration>
    <meta:editing-cycles>125</meta:editing-cycles>
    <meta:generator>LibreOffice/24.2.1.2$Windows_X86_64 LibreOffice_project/db4def46b0453cc22e2d0305797cf981b68ef5ac</meta:generator>
    <meta:document-statistic meta:table-count="2" meta:cell-count="9220" meta:object-count="0"/>
  </office:meta>
</office:document-meta>
</file>